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1cab70" officeooo:paragraph-rsid="001cab70"/>
    </style:style>
    <style:style style:name="P3" style:family="paragraph" style:parent-style-name="Standard">
      <style:text-properties officeooo:rsid="001cab70" officeooo:paragraph-rsid="001cab70"/>
    </style:style>
    <style:style style:name="P4" style:family="paragraph" style:parent-style-name="Standard">
      <style:text-properties officeooo:rsid="001d96ec" officeooo:paragraph-rsid="001d96ec"/>
    </style:style>
    <style:style style:name="P5" style:family="paragraph" style:parent-style-name="Standard">
      <style:text-properties officeooo:rsid="001e4a94" officeooo:paragraph-rsid="001e4a94"/>
    </style:style>
    <style:style style:name="P6" style:family="paragraph" style:parent-style-name="Standard">
      <style:text-properties officeooo:rsid="001ffb41" officeooo:paragraph-rsid="001ffb41"/>
    </style:style>
    <style:style style:name="P7" style:family="paragraph" style:parent-style-name="Standard">
      <style:text-properties officeooo:rsid="0020c6ea" officeooo:paragraph-rsid="0020c6ea"/>
    </style:style>
    <style:style style:name="P8" style:family="paragraph" style:parent-style-name="Standard">
      <style:text-properties officeooo:rsid="0022c322" officeooo:paragraph-rsid="0022c322"/>
    </style:style>
    <style:style style:name="P9" style:family="paragraph" style:parent-style-name="Standard">
      <style:text-properties officeooo:rsid="0022dee5" officeooo:paragraph-rsid="0022dee5"/>
    </style:style>
    <style:style style:name="P10" style:family="paragraph" style:parent-style-name="Standard">
      <style:text-properties officeooo:rsid="0024c246" officeooo:paragraph-rsid="0024c246"/>
    </style:style>
    <style:style style:name="T1" style:family="text">
      <style:text-properties officeooo:rsid="001d96ec"/>
    </style:style>
    <style:style style:name="T2" style:family="text">
      <style:text-properties officeooo:rsid="001e4a94"/>
    </style:style>
    <style:style style:name="T3" style:family="text">
      <style:text-properties officeooo:rsid="001ffb41"/>
    </style:style>
    <style:style style:name="T4" style:family="text">
      <style:text-properties fo:font-style="italic" officeooo:rsid="0022c322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2c322" style:font-style-asian="normal" style:font-style-complex="normal"/>
    </style:style>
    <style:style style:name="T7" style:family="text">
      <style:text-properties officeooo:rsid="0022c322"/>
    </style:style>
    <style:style style:name="T8" style:family="text">
      <style:text-properties officeooo:rsid="0024c246"/>
    </style:style>
    <style:style style:name="T9" style:family="text">
      <style:text-properties officeooo:rsid="0025b2c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tworking Fundamentals Homework: Rocking your Network! </text:p>
      <text:p text:style-name="Standard"/>
      <text:h text:style-name="Heading_20_4" text:outline-level="4">Guidelines for your Submission:</text:h>
      <text:p text:style-name="Text_20_body">Provide the following for each phase:</text:p>
      <text:list xml:id="list4117513999" text:style-name="L1">
        <text:list-item>
          <text:p text:style-name="P1">List the steps and commands used to complete the tasks.</text:p>
        </text:list-item>
        <text:list-item>
          <text:p text:style-name="P1">List any vulnerabilities discovered.</text:p>
        </text:list-item>
        <text:list-item>
          <text:p text:style-name="P1">List any findings associated to a hacker.</text:p>
        </text:list-item>
        <text:list-item>
          <text:p text:style-name="P1">Document the mitigation recommendations to protect against the discovered vulnerabilities.</text:p>
        </text:list-item>
        <text:list-item>
          <text:p text:style-name="P1">Document the OSI layer where the findings were found.</text:p>
        </text:list-item>
      </text:list>
      <text:p text:style-name="P2">Images are including for reference for each step.</text:p>
      <text:p text:style-name="P3">Phase 1 findings:</text:p>
      <text:p text:style-name="P3"/>
      <text:p text:style-name="P3">- Ran fping command against the Hollywood Database Server range</text:p>
      <text:p text:style-name="P3">- Command: fping -s -g 15.199.95.80 15.199.95.95</text:p>
      <text:p text:style-name="P3">- No vulnerabilities discovered</text:p>
      <text:p text:style-name="P3">- No findings associated to a hacker</text:p>
      <text:p text:style-name="P3">- Range unreachable</text:p>
      <text:p text:style-name="P3"/>
      <text:p text:style-name="P3">- Ran fping command against Hollywood Web Server range:</text:p>
      <text:p text:style-name="P3">- Command: fping -s -g 15.199.94.80 15.199.94.95</text:p>
      <text:p text:style-name="P3">- <text:span text:style-name="T1">No vulnerabilities discovered</text:span></text:p>
      <text:p text:style-name="P3">- <text:span text:style-name="T1">No findings associated to a hacker</text:span></text:p>
      <text:p text:style-name="P3">- <text:span text:style-name="T1">Range unreachable</text:span></text:p>
      <text:p text:style-name="P3"/>
      <text:p text:style-name="P3">- <text:span text:style-name="T1">Ran fping command against Hollywood Web Servers:</text:span></text:p>
      <text:p text:style-name="P3">- <text:span text:style-name="T1">Command: fping -s -g 11.199.158.80 11.199.158.95</text:span></text:p>
      <text:p text:style-name="P3">- <text:span text:style-name="T1">No vulnerabilities discovered</text:span></text:p>
      <text:p text:style-name="P3">- <text:span text:style-name="T1">No findings associated to a hacker</text:span></text:p>
      <text:p text:style-name="P3">- <text:span text:style-name="T1">Range unreachable</text:span></text:p>
      <text:p text:style-name="P3"/>
      <text:p text:style-name="P3">- <text:span text:style-name="T1">Ran fping command against Hollywood Application Servers:</text:span></text:p>
      <text:p text:style-name="P3">- <text:span text:style-name="T1">Command fping 167.172.144.11</text:span></text:p>
      <text:p text:style-name="P3">- <text:span text:style-name="T1">Vulnerability discovered – IP address is active</text:span></text:p>
      <text:p text:style-name="P3">- <text:span text:style-name="T2">No findings associated to a hacker</text:span></text:p>
      <text:p text:style-name="P3">- <text:span text:style-name="T2">RockStar Corp does not want to respond to requests. </text:span></text:p>
      <text:p text:style-name="P3"/>
      <text:p text:style-name="P3">- <text:span text:style-name="T1">Ran fping command against Hollywood Application Servers:</text:span></text:p>
      <text:p text:style-name="P3">- <text:span text:style-name="T1">Command fping -s -g 11.199.141.80 11.199.141.95</text:span></text:p>
      <text:p text:style-name="P4">- No vulnerabilities discovered</text:p>
      <text:p text:style-name="P4">- Range unreachable</text:p>
      <text:p text:style-name="P4"/>
      <text:p text:style-name="P5">Findings <text:span text:style-name="T3">are</text:span> on OSI Layer 3 – Network – fping uses IP addresses found on the Network Layer.</text:p>
      <text:p text:style-name="P5"/>
      <text:p text:style-name="P5"><text:soft-page-break/>Phase 2 findings:</text:p>
      <text:p text:style-name="P5"/>
      <text:p text:style-name="P5">- Run command nmap</text:p>
      <text:p text:style-name="P5">- Command: nmap -sS 167.172.144.11</text:p>
      <text:p text:style-name="P5">- <text:span text:style-name="T3">Vulnerability found with SSH Port 22 being open.</text:span></text:p>
      <text:p text:style-name="P5">- <text:span text:style-name="T3">SSH Port 22 should be closed.</text:span></text:p>
      <text:p text:style-name="P5"/>
      <text:p text:style-name="P6">Findings are on OSI Layer 4 – Transport - -SYN SCAN locates open ports, which is a part of OSI Layer 4.</text:p>
      <text:p text:style-name="P6"/>
      <text:p text:style-name="P6">Phase 3 findings:</text:p>
      <text:p text:style-name="P6"/>
      <text:p text:style-name="P7">Accessed user Jimi using their passwod hendrix using the command: ssh <text:a xlink:type="simple" xlink:href="mailto:jimi@167.172.144.11" text:style-name="Internet_20_link" text:visited-style-name="Visited_20_Internet_20_Link">jimi@167.172.144.11</text:a><text:line-break/><text:tab/>- discovered configuration file <text:span text:style-name="T5">/etc/hosts</text:span></text:p>
      <text:p text:style-name="P7"><text:span text:style-name="T5"><text:tab/>- entry set to 98.137.246.8 rollingstone</text:span></text:p>
      <text:p text:style-name="P7"><text:span text:style-name="T5">- </text:span>Command: nslookup rollingstone.com</text:p>
      <text:p text:style-name="P7">- <text:span text:style-name="T7">Command: nslookup 98.137.246.8</text:span></text:p>
      <text:p text:style-name="P7">- <text:span text:style-name="T7">Findings indicate the UP address set with rollingstone.com in </text:span><text:span text:style-name="T4">etc</text:span><text:span text:style-name="T6">hosts is not the same IP used by the website rollingstone.com. Traffic is being redirected to a different website that is potentially dangerous listed as a yahoo.com site. The IP should be reset to the correct address. The questionable website should also be blocked by firewall to prevent redirects in the future.</text:span></text:p>
      <text:p text:style-name="P7"><text:span text:style-name="T6"/></text:p>
      <text:p text:style-name="P8"><text:span text:style-name="T6">F</text:span><text:span text:style-name="T5">indings are part of OSI Layer 7 – Applications – HTTP and DNS activity occurs on OSI Layer 7</text:span></text:p>
      <text:p text:style-name="P3"/>
      <text:p text:style-name="P3"/>
      <text:p text:style-name="P9">Phase 4 findings:</text:p>
      <text:p text:style-name="P9"/>
      <text:p text:style-name="P9">Using arp.opcode ==1 and arp.opcode ==2 <text:span text:style-name="T8">I found the source Vmware_1d:b3:b1 sent a request. I found two IP addresses that responded: 192.168.47.1 and 192.168.47.200. The latter was a duplicate address for two MAC addresses: 00:0c:29:1d:be:b1 and 00:0c:29:0f:71:a3. There is evidence to suggest ARP Spoofing is occurring. The correct user of the IP address 192.168.47.200 is the user for the MAC address 00:0c:29:1d:be:b1.</text:span></text:p>
      <text:p text:style-name="P9"/>
      <text:p text:style-name="P10">Using http.request.method ==”POST” it was discovered that RockStar Corp’s worker is the one who sent a message to Blyes Corp from the IP Address 10.0.2.15 to IP address 104.18.126.89 that redirects to <text:a xlink:type="simple" xlink:href="http://www.gottheblues.yolasite.com/contact-us" text:style-name="Internet_20_link" text:visited-style-name="Visited_20_Internet_20_Link">http://www.gottheblues.yolasite.com/contact-us</text:a></text:p>
      <text:p text:style-name="P10"/>
      <text:p text:style-name="P10">The listed name is Haker – Email Address is <text:a xlink:type="simple" xlink:href="mailto:Haker@rockstarcorp.com" text:style-name="Internet_20_link" text:visited-style-name="Visited_20_Internet_20_Link">Haker@rockstarcorp.com</text:a></text:p>
      <text:p text:style-name="P10">The Email contents are as follows: &lt;&lt;Hi got the blues corp! This is Hacker that works at Rock Star Corp, Rock Star has left port 22, ssh open if you want to hack in. For 1 million dollars, I will provide you the user and password&gt;&gt;</text:p>
      <text:p text:style-name="P10"/>
      <text:p text:style-name="P10">This suggests the threat is both external vulnerabilities and internal cyber espionage. Port 22 SSH should be closed. The employee in question should also be terminated and their permissions rescinded. </text:p>
      <text:p text:style-name="P10"/>
      <text:p text:style-name="P10">Findings were made on Layer 2, Layer 3, and Layer 7. ARP works between Layer 2 &amp; 3 as MAC addresses occur in the Data Link layer while IP addresses are part of Network. HTTP <text:span text:style-name="T9">provides services for viewing web pages and </text:span>is part of Layer 7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8T16:38:39.606000000</meta:creation-date>
    <dc:date>2021-08-18T18:36:13.399000000</dc:date>
    <meta:editing-duration>PT2M43S</meta:editing-duration>
    <meta:editing-cycles>1</meta:editing-cycles>
    <meta:document-statistic meta:table-count="0" meta:image-count="0" meta:object-count="0" meta:page-count="2" meta:paragraph-count="55" meta:word-count="629" meta:character-count="3935" meta:non-whitespace-character-count="3354"/>
    <meta:generator>LibreOffice/5.4.2.2$Windows_X86_64 LibreOffice_project/22b09f6418e8c2d508a9eaf86b2399209b0990f4</meta:generator>
  </office:meta>
</office:document-meta>
</file>